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Registro de una marca</text:p>
          </draw:text-box>
        </draw:frame>
        <draw:frame presentation:style-name="pr2" draw:text-style-name="P1" draw:layer="layout" svg:width="26cm" svg:height="5.5cm" svg:x="1cm" svg:y="14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recho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Le garantiza al titular la propiedad y el uso exclusivo de la misma</text:p>
              </text:list-item>
              <text:list-item>
                <text:p>Lo habilita a ejercer todas las defensas necesarias para impedir que terceros la utilicen sin autorización</text:p>
              </text:list-item>
              <text:list-item>
                <text:p>Registrar una marca otorga un periodo de protección de 10 año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l tramit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Desde la web del INPI: ingresar e iniciar la solicitud de marca nueva</text:p>
              </text:list-item>
              <text:list-item>
                <text:p>Indicar el tipo de marca</text:p>
              </text:list-item>
              <text:list-item>
                <text:p>De ser necesario para el tipo de marca adjuntar una imagen</text:p>
              </text:list-item>
              <text:list-item>
                <text:p>Si corresponde informar características de la imagen (colores, tamaño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l tramit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Indicar la clase a la que pertenece la marca (un numero del 1 al 45)</text:p>
              </text:list-item>
              <text:list-item>
                <text:p>Informar la titularidad</text:p>
              </text:list-item>
              <text:list-item>
                <text:p>Determinar el tipo de protección</text:p>
              </text:list-item>
              <text:list-item>
                <text:p>Finalizar la operación </text:p>
              </text:list-item>
              <text:list-item>
                <text:p>Generar el volante de pago si corresponde al caso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ransferenci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l titular puede autorizar a terceros el uso de la marca:</text:p>
                <text:list>
                  <text:list-item>
                    <text:p>Mediante la venta de la misma</text:p>
                  </text:list-item>
                  <text:list-item>
                    <text:p>Mediante contratos de licenc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¿Quien puede registrar una marca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l registro de una marca puede realizarse de manera personal o mediante un gestor</text:p>
                <text:list>
                  <text:list-item>
                    <text:p>La solicitud de marca debe subscribirse a una clase de productos o servicios descripto en la clasificación de Niza para el registro de marcas</text:p>
                  </text:list-item>
                  <text:list-item>
                    <text:p>Es necesario ser mayor de 18 añ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novar una marc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Las marcas se pueden renovar cada 10 años, debiendo haberse hecho uso de la misma en los últimos 5 años previos a la renovación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6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6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6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6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09T08:18:27.176000000</meta:creation-date>
    <meta:editing-duration>PT20M18S</meta:editing-duration>
    <meta:editing-cycles>3</meta:editing-cycles>
    <meta:generator>LibreOffice/6.3.2.2$Windows_X86_64 LibreOffice_project/98b30e735bda24bc04ab42594c85f7fd8be07b9c</meta:generator>
    <dc:title>Midnightblue</dc:title>
    <dc:date>2020-06-09T08:53:56.449000000</dc:date>
    <meta:document-statistic meta:object-count="76"/>
  </office:meta>
</office:document-meta>
</file>